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82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Cantarell" fo:font-size="11pt" style:font-size-asian="11pt" style:font-size-complex="11pt"/>
    </style:style>
    <style:style style:name="ce2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Asrock B650M Pro RS</text:p>
          </table:table-cell>
          <table:table-cell table:style-name="ce258" office:value-type="float" office:value="2430000" calcext:value-type="float">
            <text:p>2,430,0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2344001" calcext:value-type="float">
            <text:p>12,3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Bugdet.D66]-[Bugdet.D68]-[Bugdet.D69]-[Bugdet.D63]" office:value-type="float" office:value="9927101" calcext:value-type="float">
            <text:p>9,927,101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Bugdet.D63]" office:value-type="float" office:value="12344001" calcext:value-type="float">
            <text:p>12,3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6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Asrock B650M Pro RS</text:p>
          </table:table-cell>
          <table:table-cell table:style-name="ce258" office:value-type="float" office:value="2430000" calcext:value-type="float">
            <text:p>2,43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600G Box</text:p>
          </table:table-cell>
          <table:table-cell table:style-name="ce258" office:value-type="float" office:value="2990000" calcext:value-type="float">
            <text:p>2,99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onboard</text:p>
          </table:table-cell>
          <table:table-cell table:style-name="ce258"/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7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Default" table:number-columns-repeated="2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0104001" calcext:value-type="float">
            <text:p>10,10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4:.D11])-[.D10]" office:value-type="float" office:value="9724001" calcext:value-type="float">
            <text:p>9,72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onboard</text:p>
          </table:table-cell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style-name="Default"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ce249"/>
          <table:table-cell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7740702" calcext:value-type="float">
            <text:p>7,740,702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7484001" calcext:value-type="float">
            <text:p>7,484,001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Super Budget 2025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/>
          <table:table-cell table:style-name="ce258"/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Ryzen 3600</text:p>
          </table:table-cell>
          <table:table-cell table:style-name="ce258"/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/>
          <table:table-cell table:style-name="ce216"/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/>
          <table:table-cell table:style-name="ce258"/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/>
          <table:table-cell table:style-name="ce258"/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3"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3"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superbudget.D66]-[superbudget.D68]-[superbudget.D69]-[superbudget.D63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superbudget.D63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6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5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67"/>
          <table:table-cell table:style-name="ce258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67"/>
          <table:table-cell table:style-name="ce258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68"/>
          <table:table-cell table:style-name="ce216"/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67"/>
          <table:table-cell table:style-name="ce258"/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7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style-name="ce249"/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67"/>
          <table:table-cell table:style-name="ce258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9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249"/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70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style-name="ce249"/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style-name="ce249"/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ce271" table:number-columns-repeated="2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 table:style-name="ce249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4:.D11])-[.D10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/>
          <table:table-cell table:style-name="ce110" table:number-columns-repeated="2"/>
          <table:table-cell table:style-name="ce214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style-name="ce109"/>
          <table:table-cell table:style-name="ce215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style-name="ce109"/>
          <table:table-cell table:style-name="ce213"/>
          <table:table-cell table:number-columns-repeated="16380"/>
        </table:table-row>
        <table:table-row table:style-name="ro2">
          <table:table-cell table:style-name="ce105"/>
          <table:table-cell table:style-name="ce162"/>
          <table:table-cell table:style-name="ce200"/>
          <table:table-cell table:style-name="ce216"/>
          <table:table-cell table:number-columns-repeated="16380"/>
        </table:table-row>
        <table:table-row table:style-name="ro2">
          <table:table-cell table:style-name="ce105"/>
          <table:table-cell table:style-name="ce162"/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/>
          <table:table-cell table:style-name="ce161"/>
          <table:table-cell table:number-columns-repeated="16382"/>
        </table:table-row>
        <table:table-row table:style-name="ro2">
          <table:table-cell table:style-name="ce105"/>
          <table:table-cell/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/>
          <table:table-cell table:style-name="ce194"/>
          <table:table-cell table:style-name="ce164"/>
          <table:table-cell table:style-name="ce218"/>
          <table:table-cell table:number-columns-repeated="16380"/>
        </table:table-row>
        <table:table-row table:style-name="ro2">
          <table:table-cell table:style-name="ce105"/>
          <table:table-cell table:style-name="ce194"/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/>
          <table:table-cell table:style-name="ce194"/>
          <table:table-cell/>
          <table:table-cell table:style-name="ce220"/>
          <table:table-cell table:style-name="ce213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 table:style-name="Default"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 table:style-name="ce249"/>
          <table:table-cell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 table:number-rows-repeated="4">
          <table:table-cell table:style-name="ce105"/>
          <table:table-cell table:style-name="ce195"/>
          <table:table-cell table:number-columns-repeated="2"/>
          <table:table-cell table:style-name="ce198"/>
          <table:table-cell table:number-columns-repeated="16379"/>
        </table:table-row>
        <table:table-row table:style-name="ro2" table:number-rows-repeated="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/>
          <table:table-cell table:style-name="ce222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/>
          <table:table-cell table:style-name="ce222"/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2:50:07.781078182</dc:date>
    <meta:editing-duration>P19DT4H33M41S</meta:editing-duration>
    <meta:editing-cycles>973</meta:editing-cycles>
    <meta:generator>LibreOffice/24.8.4.2$Linux_X86_64 LibreOffice_project/480$Build-2</meta:generator>
    <meta:document-statistic meta:table-count="18" meta:cell-count="1309" meta:object-count="0"/>
  </office:meta>
</office:document-meta>
</file>